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fb7" officeooo:paragraph-rsid="0004bfb7"/>
    </style:style>
    <style:style style:name="P2" style:family="paragraph" style:parent-style-name="Standard">
      <style:paragraph-properties fo:text-align="start" style:justify-single-word="false"/>
      <style:text-properties officeooo:rsid="0004bfb7" officeooo:paragraph-rsid="0004bfb7"/>
    </style:style>
    <style:style style:name="P3" style:family="paragraph" style:parent-style-name="Standard">
      <style:paragraph-properties fo:text-align="start" style:justify-single-word="false"/>
      <style:text-properties officeooo:rsid="0004bfb7" officeooo:paragraph-rsid="0006b456"/>
    </style:style>
    <style:style style:name="P4" style:family="paragraph" style:parent-style-name="Standard">
      <style:paragraph-properties fo:text-align="start" style:justify-single-word="false"/>
      <style:text-properties officeooo:rsid="0004bfb7" officeooo:paragraph-rsid="0009ab76"/>
    </style:style>
    <style:style style:name="P5" style:family="paragraph" style:parent-style-name="Standard">
      <style:paragraph-properties fo:text-align="start" style:justify-single-word="false"/>
      <style:text-properties officeooo:rsid="0004bfb7" officeooo:paragraph-rsid="0016c3a3"/>
    </style:style>
    <style:style style:name="P6" style:family="paragraph" style:parent-style-name="Standard">
      <style:paragraph-properties fo:text-align="start" style:justify-single-word="false"/>
      <style:text-properties fo:font-weight="bold" officeooo:rsid="0004bfb7" officeooo:paragraph-rsid="0004bfb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bfb7" officeooo:paragraph-rsid="000b2aa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bfb7" officeooo:paragraph-rsid="00143c0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4bfb7" officeooo:paragraph-rsid="0004bfb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6b456" officeooo:paragraph-rsid="0006b45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9ab76" officeooo:paragraph-rsid="0009ab7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b2aa9" officeooo:paragraph-rsid="000b2a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43c03" officeooo:paragraph-rsid="00143c0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b2aa9" officeooo:paragraph-rsid="000b2aa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4bfb7" officeooo:paragraph-rsid="000b2aa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43c03" officeooo:paragraph-rsid="00143c03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4bfb7" officeooo:paragraph-rsid="0004bfb7" fo:background-color="transparent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06b456" officeooo:paragraph-rsid="0006b456" fo:background-color="transparent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06b456" officeooo:paragraph-rsid="0006b456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bold" officeooo:rsid="0004bfb7" officeooo:paragraph-rsid="0009ab76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09ab76" officeooo:paragraph-rsid="0009ab76"/>
    </style:style>
    <style:style style:name="P22" style:family="paragraph" style:parent-style-name="Standard" style:list-style-name="L4">
      <style:paragraph-properties fo:text-align="start" style:justify-single-word="false"/>
      <style:text-properties officeooo:rsid="000b2aa9" officeooo:paragraph-rsid="000b2aa9"/>
    </style:style>
    <style:style style:name="T1" style:family="text">
      <style:text-properties officeooo:rsid="0006b456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2aa9" style:font-weight-asian="bold" style:font-weight-complex="bold"/>
    </style:style>
    <style:style style:name="T5" style:family="text">
      <style:text-properties fo:font-weight="bold" officeooo:rsid="0011a9ab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officeooo:rsid="0008eef2" fo:background-color="transparent" loext:char-shading-value="0" style:font-weight-asian="bold" style:font-weight-complex="bold"/>
    </style:style>
    <style:style style:name="T8" style:family="text">
      <style:text-properties officeooo:rsid="0008eef2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8eef2" fo:background-color="transparent" loext:char-shading-value="0"/>
    </style:style>
    <style:style style:name="T11" style:family="text">
      <style:text-properties officeooo:rsid="0009ab76"/>
    </style:style>
    <style:style style:name="T12" style:family="text">
      <style:text-properties officeooo:rsid="000b2aa9"/>
    </style:style>
    <style:style style:name="T13" style:family="text">
      <style:text-properties officeooo:rsid="000cdb48"/>
    </style:style>
    <style:style style:name="T14" style:family="text">
      <style:text-properties officeooo:rsid="000dfda6"/>
    </style:style>
    <style:style style:name="T15" style:family="text">
      <style:text-properties officeooo:rsid="000e252c"/>
    </style:style>
    <style:style style:name="T16" style:family="text">
      <style:text-properties fo:color="#00a933" loext:opacity="100%" officeooo:rsid="000e252c"/>
    </style:style>
    <style:style style:name="T17" style:family="text">
      <style:text-properties officeooo:rsid="000ea44f"/>
    </style:style>
    <style:style style:name="T18" style:family="text">
      <style:text-properties officeooo:rsid="000f834d"/>
    </style:style>
    <style:style style:name="T19" style:family="text">
      <style:text-properties fo:font-weight="normal" officeooo:rsid="000f834d" style:font-weight-asian="normal" style:font-weight-complex="normal"/>
    </style:style>
    <style:style style:name="T20" style:family="text">
      <style:text-properties fo:font-weight="normal" officeooo:rsid="00117c4e" style:font-weight-asian="normal" style:font-weight-complex="normal"/>
    </style:style>
    <style:style style:name="T21" style:family="text">
      <style:text-properties fo:font-weight="normal" officeooo:rsid="0011a9ab" style:font-weight-asian="normal" style:font-weight-complex="normal"/>
    </style:style>
    <style:style style:name="T22" style:family="text">
      <style:text-properties fo:font-weight="normal" officeooo:rsid="00135837" style:font-weight-asian="normal" style:font-weight-complex="normal"/>
    </style:style>
    <style:style style:name="T23" style:family="text">
      <style:text-properties officeooo:rsid="00117c4e"/>
    </style:style>
    <style:style style:name="T24" style:family="text">
      <style:text-properties officeooo:rsid="0011a9ab"/>
    </style:style>
    <style:style style:name="T25" style:family="text">
      <style:text-properties officeooo:rsid="00135837"/>
    </style:style>
    <style:style style:name="T26" style:family="text">
      <style:text-properties officeooo:rsid="00143c03"/>
    </style:style>
    <style:style style:name="T27" style:family="text">
      <style:text-properties officeooo:rsid="00162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9">LISTAGEM DE CÓDIGOS E FUNÇÕES</text:p>
      <text:p text:style-name="P1"/>
      <text:p text:style-name="P6">CÓDIGOS BASE</text:p>
      <text:p text:style-name="P2"><text:span text:style-name="T2">&lt;!DOCKTYPE html&gt; </text:span>→ Define que o texto é um arquivo em HTML</text:p>
      <text:p text:style-name="P2"><text:span text:style-name="T2">&lt;html lang=pt.br&gt; &lt;/html&gt; </text:span>→ Tag principal, utilizada para a definição da linguagem</text:p>
      <text:p text:style-name="P2"/>
      <text:p text:style-name="P2"><text:span text:style-name="T2">&lt;head&gt; &lt;/head&gt;</text:span> → Tag que define o cabeçalho / configuração do site</text:p>
      <text:p text:style-name="P2"><text:span text:style-name="T2">&lt;body&gt; &lt;/body&gt; </text:span>→ Conteúdo da página</text:p>
      <text:p text:style-name="P2"/>
      <text:p text:style-name="P2">-------------------------------------------------------------------------------------------------------------------</text:p>
      <text:p text:style-name="P2"/>
      <text:p text:style-name="P6">CÓDIGOS DE CABEÇALHO / CONFIGURAÇÕES</text:p>
      <text:list xml:id="list3736819824" text:style-name="L1">
        <text:list-item>
          <text:p text:style-name="P17"><text:span text:style-name="T3">&lt;meta charset= “UTF-8”&gt; </text:span>→ <text:span text:style-name="T1">H</text:span>abilita o reconhecimento de caracteres / acentuações</text:p>
        </text:list-item>
        <text:list-item>
          <text:p text:style-name="P17"><text:span text:style-name="T3">&lt;meta name=“viewport”&gt;</text:span> → <text:span text:style-name="T1">Define o nome do arquivo e palavras que aparecerá no URL e buscador</text:span></text:p>
        </text:list-item>
        <text:list-item>
          <text:p text:style-name="P17"><text:span text:style-name="T3">&lt;title&gt; &lt;/title&gt; </text:span>→ <text:span text:style-name="T1">Tag de título do site</text:span></text:p>
        </text:list-item>
        <text:list-item>
          <text:p text:style-name="P17">&lt;<text:span text:style-name="T5">style</text:span><text:span text:style-name="T3">&gt; &lt;/</text:span><text:span text:style-name="T5">style</text:span>&gt; → <text:span text:style-name="T24">Alterações pontuais de estilo na página</text:span></text:p>
        </text:list-item>
      </text:list>
      <text:p text:style-name="P3">-------------------------------------------------------------------------------------------------------------------</text:p>
      <text:p text:style-name="P2"/>
      <text:p text:style-name="P10">CÓDIGOS DE CONTEÚDO / CORPO DA PÁGINA</text:p>
      <text:list xml:id="list2387165250" text:style-name="L2">
        <text:list-item>
          <text:p text:style-name="P18"><text:span text:style-name="T3">&lt;h1&gt; &lt;/h1&gt; </text:span>→ Título de Nível 01</text:p>
        </text:list-item>
        <text:list-item>
          <text:p text:style-name="P18"><text:span text:style-name="T3">&lt;p&gt;&lt;/p&gt;</text:span> → Parágrafo</text:p>
        </text:list-item>
        <text:list-item>
          <text:p text:style-name="P18"><text:span text:style-name="T3">&lt;hr&gt;</text:span> → Cria uma linha horizontal</text:p>
        </text:list-item>
        <text:list-item>
          <text:p text:style-name="P19"><text:span text:style-name="T6">&lt;</text:span><text:span text:style-name="T7">br</text:span><text:span text:style-name="T6">&gt;</text:span><text:span text:style-name="T9"> → </text:span><text:span text:style-name="T10">Q</text:span><text:span text:style-name="T8">uebra de linha</text:span></text:p>
        </text:list-item>
        <text:list-item>
          <text:p text:style-name="P20">&lt;!-- <text:span text:style-name="T11">Comentário →</text:span></text:p>
        </text:list-item>
        <text:list-item>
          <text:p text:style-name="P20">&lt;<text:span text:style-name="T18">h2&gt; </text:span><text:span text:style-name="T19">ao </text:span><text:span text:style-name="T18">&lt;h6&gt; → </text:span><text:span text:style-name="T19">Hierarquia dos títulos</text:span></text:p>
        </text:list-item>
        <text:list-item>
          <text:p text:style-name="P20"><text:span text:style-name="T18">&lt;</text:span><text:span text:style-name="T24">b</text:span><text:span text:style-name="T18">&gt;&lt;</text:span><text:span text:style-name="T24">b</text:span><text:span text:style-name="T18">&gt; </text:span><text:span text:style-name="T21">ou</text:span><text:span text:style-name="T18"> &lt;</text:span><text:span text:style-name="T23">strong</text:span><text:span text:style-name="T18">&gt;</text:span><text:span text:style-name="T19"> </text:span><text:span text:style-name="T18">&lt;/</text:span><text:span text:style-name="T23">strong</text:span><text:span text:style-name="T18">&gt; → </text:span><text:span text:style-name="T20">Negrito</text:span></text:p>
        </text:list-item>
        <text:list-item>
          <text:p text:style-name="P20"><text:span text:style-name="T23">&lt;</text:span><text:span text:style-name="T24">i</text:span><text:span text:style-name="T23">&gt; &lt;/</text:span><text:span text:style-name="T24">i</text:span><text:span text:style-name="T23">&gt;</text:span><text:span text:style-name="T20"> </text:span><text:span text:style-name="T21">ou</text:span><text:span text:style-name="T20"> &lt;</text:span><text:span text:style-name="T24">em</text:span><text:span text:style-name="T23">&gt; &lt;/</text:span><text:span text:style-name="T24">em</text:span><text:span text:style-name="T20">&gt; → </text:span><text:span text:style-name="T21">Itálico </text:span></text:p>
        </text:list-item>
        <text:list-item>
          <text:p text:style-name="P20"><text:span text:style-name="T21">&lt;</text:span><text:span text:style-name="T24">mark&gt; &lt;/mark</text:span><text:span text:style-name="T21">&gt; → Marcar texto</text:span></text:p>
        </text:list-item>
        <text:list-item>
          <text:p text:style-name="P20"><text:span text:style-name="T21">&lt;</text:span><text:span text:style-name="T25">small</text:span><text:span text:style-name="T24">&gt; &lt;/</text:span><text:span text:style-name="T25">small</text:span><text:span text:style-name="T22">&gt; → Letras pequenas</text:span></text:p>
        </text:list-item>
        <text:list-item>
          <text:p text:style-name="P20"><text:span text:style-name="T22">&lt;</text:span><text:span text:style-name="T25">del&gt;&lt;/del&gt;</text:span><text:span text:style-name="T22"> → Texto excluído </text:span></text:p>
        </text:list-item>
        <text:list-item>
          <text:p text:style-name="P20"><text:span text:style-name="T22">&lt;</text:span><text:span text:style-name="T25">ins&gt;&lt;/ins&gt;</text:span><text:span text:style-name="T22"> → Texto inserido</text:span></text:p>
        </text:list-item>
        <text:list-item>
          <text:p text:style-name="P20"><text:span text:style-name="T22">&lt;</text:span><text:span text:style-name="T25">sup&gt;&lt;/sup</text:span><text:span text:style-name="T22">&gt; → Sobrescrito</text:span></text:p>
        </text:list-item>
        <text:list-item>
          <text:p text:style-name="P20"><text:span text:style-name="T22">&lt;</text:span><text:span text:style-name="T25">sub&gt;&lt;/sub</text:span><text:span text:style-name="T22">&gt; → Subscrito</text:span></text:p>
        </text:list-item>
      </text:list>
      <text:p text:style-name="P7">-------------------------------------------------------------------------------------------------------------------</text:p>
      <text:p text:style-name="P13">FORMATAÇÕES</text:p>
      <text:p text:style-name="P16"/>
      <text:p text:style-name="P15">&lt;<text:span text:style-name="T26">code</text:span>&gt;&lt;/<text:span text:style-name="T26">code</text:span>&gt; → <text:span text:style-name="T26">melhorar a leitura do código fonte</text:span></text:p>
      <text:p text:style-name="P15">&lt;<text:span text:style-name="T26">pre</text:span>&gt;&lt;/<text:span text:style-name="T26">pre</text:span>&gt; → <text:span text:style-name="T26">Indentar a exipbição do código na página</text:span></text:p>
      <text:p text:style-name="P15">&lt;<text:span text:style-name="T26">q</text:span>&gt;&lt;/<text:span text:style-name="T26">q</text:span>&gt; → <text:span text:style-name="T26">Citação</text:span></text:p>
      <text:p text:style-name="P15">&lt;bdo&gt;&lt;/bdo&gt;→ <text:span text:style-name="T27">Inverter o <text:s/>texto</text:span></text:p>
      <text:p text:style-name="P15"/>
      <text:p text:style-name="P8">-------------------------------------------------------------------------------------------------------------------</text:p>
      <text:p text:style-name="P12"/>
      <text:p text:style-name="P12">IMAGENS</text:p>
      <text:p text:style-name="P14"/>
      <text:p text:style-name="P14">unsplash.com <text:span text:style-name="T13">| pexels.com → Sites para imagens sem direitos autorais</text:span></text:p>
      <text:p text:style-name="P14"/>
      <text:p text:style-name="P14">&lt;<text:span text:style-name="T14">img src</text:span><text:span text:style-name="T15">=</text:span><text:span text:style-name="T14"> “…” alt=“…”</text:span>&gt; → <text:span text:style-name="T15">Inserir imagens dentro da mesma pasta</text:span></text:p>
      <text:p text:style-name="P14">&lt;<text:span text:style-name="T15">img src= “</text:span><text:span text:style-name="T16">Insere nome da pasta/ctrl+espaço</text:span><text:span text:style-name="T15">” alt = “…”</text:span>&gt;</text:p>
      <text:p text:style-name="P14">&lt; <text:span text:style-name="T17">link rel = “shortcut ico” href = “” → Inserindo um favicon (Ideal inserir acima do title)</text:span></text:p>
      <text:p text:style-name="P14"><text:soft-page-break/></text:p>
      <text:p text:style-name="P3">-------------------------------------------------------------------------------------------------------------------</text:p>
      <text:p text:style-name="P11"/>
      <text:p text:style-name="P11">SÍMBOLOS</text:p>
      <text:list xml:id="list2300952576" text:style-name="L3">
        <text:list-item>
          <text:p text:style-name="P21"><text:span text:style-name="T3">&amp;reg;</text:span> → Marca registrada</text:p>
        </text:list-item>
        <text:list-item>
          <text:p text:style-name="P21"><text:span text:style-name="T3">&amp;copy;</text:span> → Copyright </text:p>
        </text:list-item>
        <text:list-item>
          <text:p text:style-name="P21"><text:span text:style-name="T3">&amp;trad;</text:span> → TradeMark</text:p>
        </text:list-item>
        <text:list-item>
          <text:p text:style-name="P21"><text:span text:style-name="T3">&amp;</text:span> <text:span text:style-name="T4">+</text:span><text:span text:style-name="T12"> </text:span>moeda → Inserir cifrão de moedas</text:p>
        </text:list-item>
        <text:list-item>
          <text:p text:style-name="P21"><text:span text:style-name="T3">&amp;Delta</text:span>; ou <text:span text:style-name="T3">&amp;delta</text:span>; → Delta / delta</text:p>
        </text:list-item>
        <text:list-item>
          <text:p text:style-name="P21"><text:span text:style-name="T3">&amp;Uarr</text:span>; → Seta para cima</text:p>
        </text:list-item>
      </text:list>
      <text:p text:style-name="P4">-------------------------------------------------------------------------------------------------------------------</text:p>
      <text:p text:style-name="P11"/>
      <text:p text:style-name="P11">EMOJI</text:p>
      <text:list xml:id="list884051906" text:style-name="L4">
        <text:list-item>
          <text:p text:style-name="P22"><text:span text:style-name="T3">&amp;#x +</text:span> código do emoji.</text:p>
        </text:list-item>
      </text:list>
      <text:p text:style-name="P5">-------------------------------------------------------------------------------------------------------------------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21:41:42.892000000</meta:creation-date>
    <dc:date>2022-08-02T20:17:35.871000000</dc:date>
    <meta:editing-duration>PT3H2M51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52" meta:word-count="316" meta:character-count="2485" meta:non-whitespace-character-count="2242"/>
  </office:meta>
</office:document-meta>
</file>